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98pt" svg:x="12.73pt" svg:y="1.5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3801" calcext:value-type="float">
            <text:p>153801</text:p>
          </table:table-cell>
          <table:table-cell table:style-name="ce1" table:formula="of:=SUM([.H3:.H70])" office:value-type="float" office:value="8633" calcext:value-type="float">
            <text:p>8633</text:p>
          </table:table-cell>
          <table:table-cell table:style-name="ce6" table:formula="of:=([.H72]/[.G72])" office:value-type="percentage" office:value="0.0561309744409984" calcext:value-type="percentage">
            <text:p>5.61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11:41:03.303224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08-26T11:41:27.687631198</dc:date>
    <meta:editing-duration>P2DT16H38M40S</meta:editing-duration>
    <meta:editing-cycles>107</meta:editing-cycles>
    <meta:generator>LibreOffice/6.0.3.2$Linux_X86_64 LibreOffice_project/00m0$Build-2</meta:generator>
    <meta:document-statistic meta:table-count="2" meta:cell-count="139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5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808cm" svg:width="13.979cm" svg:height="7.80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0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